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.203" calcext:value-type="float">
            <text:p>3.2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.604" calcext:value-type="float">
            <text:p>3.60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.837" calcext:value-type="float">
            <text:p>3.83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.071" calcext:value-type="float">
            <text:p>4.07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.471" calcext:value-type="float">
            <text:p>4.47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.705" calcext:value-type="float">
            <text:p>4.70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.972" calcext:value-type="float">
            <text:p>4.972</text:p>
          </table:table-cell>
          <table:table-cell office:value-type="float" office:value="810" calcext:value-type="float">
            <text:p>8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20:20:50.096307646</meta:creation-date>
    <dc:date>2014-12-06T20:20:56.408249128</dc:date>
    <meta:editing-duration>P0D</meta:editing-duration>
    <meta:editing-cycles>1</meta:editing-cycles>
    <meta:generator>LibreOffice/4.2.7.2$Linux_X86_64 LibreOffice_project/420m0$Build-2</meta:generator>
    <meta:document-statistic meta:table-count="1" meta:cell-count="18" meta:object-count="0"/>
  </office:meta>
</office:document-meta>
</file>